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hellAssertionGui.createParamet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ShellAssertionGui.modifyTestElement( TestElement 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ShellAssertionGui.createScrip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eanShellAssertionGui.BeanShellAssertion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AssertionGui.createFilenam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ShellAssertion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ShellAssertionGui.createRese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ShellAssertion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ShellAssertion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ShellAssertion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Assertion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